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ef719" officeooo:paragraph-rsid="000ef719"/>
    </style:style>
    <style:style style:name="P2" style:family="paragraph" style:parent-style-name="Text_20_body">
      <style:text-properties officeooo:rsid="000f2742" officeooo:paragraph-rsid="0010b719"/>
    </style:style>
    <style:style style:name="P3" style:family="paragraph" style:parent-style-name="Text_20_body">
      <style:text-properties officeooo:rsid="000f2742" officeooo:paragraph-rsid="001228fe"/>
    </style:style>
    <style:style style:name="P4" style:family="paragraph" style:parent-style-name="Text_20_body">
      <style:text-properties officeooo:rsid="001228fe" officeooo:paragraph-rsid="001228fe"/>
    </style:style>
    <style:style style:name="P5" style:family="paragraph" style:parent-style-name="Heading_20_1">
      <style:text-properties style:text-underline-style="solid" style:text-underline-width="auto" style:text-underline-color="font-color"/>
    </style:style>
    <style:style style:name="T1" style:family="text">
      <style:text-properties officeooo:rsid="000cc1ec"/>
    </style:style>
    <style:style style:name="T2" style:family="text">
      <style:text-properties officeooo:rsid="000f2742"/>
    </style:style>
    <style:style style:name="T3" style:family="text">
      <style:text-properties style:text-underline-style="solid" style:text-underline-width="auto" style:text-underline-color="font-color"/>
    </style:style>
    <style:style style:name="T4" style:family="text">
      <style:text-properties officeooo:rsid="0010b719"/>
    </style:style>
    <style:style style:name="T5" style:family="text">
      <style:text-properties officeooo:rsid="001228fe"/>
    </style:style>
    <style:style style:name="T6" style:family="text">
      <style:text-properties officeooo:rsid="001351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ct Proposal</text:p>
      <text:p text:style-name="Text_20_body"><text:tab/><text:tab/><text:tab/><text:tab/><text:tab/><text:span text:style-name="T1">by Markus Krugel</text:span></text:p>
      <text:h text:style-name="P5" text:outline-level="1">The Idea:</text:h>
      <text:p text:style-name="Text_20_body"/>
      <text:p text:style-name="P1">The project will be an editor inside of Unity where the user can change different settings, <text:span text:style-name="T6">such as amount of arms and legs,</text:span> and based on these values a random monster will be generated. This project will be a unity package that the user can import to use the monster generator. </text:p>
      <text:p text:style-name="P1">The minimum goal of this project is that the user can set the settings and then a monster, with basic body parts merged into a single mesh, will be generated. Furthermore the user will have the ability to export the monster model so that they can use it outside of this project, for example in <text:span text:style-name="T2">a</text:span> 3D <text:span text:style-name="T2">modelling</text:span> <text:span text:style-name="T2">software.</text:span> <text:span text:style-name="T2">The main goals for this project is to generate usable monsters for prototyping and to give the user unique monsters.</text:span></text:p>
      <text:h text:style-name="Heading_20_1" text:outline-level="1"><text:span text:style-name="T3">The Process:</text:span> </text:h>
      <text:p text:style-name="Text_20_body"/>
      <text:p text:style-name="P2"><text:span text:style-name="T5">The research part of this project will be mainly at the beginning.</text:span> I will research for different approaches to generate monsters. After deciding on an approach I will start to implement the generation of the different basic body parts. After that I will create the monster generator with simple placements of the body parts onto the body. As soon as that gives satisfying results <text:span text:style-name="T4">I will start to implement the editor settings for the user. Thereafter </text:span>I will start to merge the body parts so that a single mesh will be generated. At the end of the minimum goal I will include the option to export the generated monster object.</text:p>
      <text:p text:style-name="P2"/>
      <text:p text:style-name="P3">After completing the minimum goal I intend to expand this monster generator. These will result in additional body parts, like wings or horns. </text:p>
      <text:p text:style-name="P3"><text:span text:style-name="T4">Another function I will work on after the basic goal is to have separate setting windows for the body parts where the user can set more specific settings, like the colour of the body part or the minimum and maximum size, This window could also include a preview of the body part based on the specific settings the user made, so that they can have a visualization of the possible result. </text:span></text:p>
      <text:p text:style-name="P4">After adding this function I want to include the option for the user that they can use their own models of the body parts which will be then used for the monster generation.</text:p>
      <text:p text:style-name="P4">If I should have enough time after adding all these functions, which should be unrealistically, I will look to generate basic animations, such as an idle animation or walk animation, as a final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4T19:26:42.841000000</meta:creation-date>
    <dc:date>2019-01-24T22:47:40.500000000</dc:date>
    <meta:editing-duration>PT25M5S</meta:editing-duration>
    <meta:editing-cycles>4</meta:editing-cycles>
    <meta:generator>LibreOffice/6.1.2.1$Windows_X86_64 LibreOffice_project/65905a128db06ba48db947242809d14d3f9a93fe</meta:generator>
    <meta:document-statistic meta:table-count="0" meta:image-count="0" meta:object-count="0" meta:page-count="1" meta:paragraph-count="11" meta:word-count="410" meta:character-count="2303" meta:non-whitespace-character-count="1895"/>
  </office:meta>
</office:document-meta>
</file>